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41262AAD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Verdana, Helvetica, Arial, sans-serif"/>
    <style:font-face style:name="Monaco" svg:font-family="Monaco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style:rel-width="100%" fo:margin-left="0.1785in" table:align="left"/>
    </style:style>
    <style:style style:name="Table1.A" style:family="table-column">
      <style:table-column-properties style:column-width="0.0375in" style:rel-column-width="354*"/>
    </style:style>
    <style:style style:name="Table1.B" style:family="table-column">
      <style:table-column-properties style:column-width="6.85in" style:rel-column-width="64827*"/>
    </style:style>
    <style:style style:name="Table1.1" style:family="table-row">
      <style:table-row-properties style:min-row-height="0.0354in"/>
    </style:style>
    <style:style style:name="Table1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1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1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1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1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1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2" style:family="table">
      <style:table-properties style:width="6.925in" style:rel-width="100%" fo:margin-left="0.1785in" table:align="left"/>
    </style:style>
    <style:style style:name="Table2.A" style:family="table-column">
      <style:table-column-properties style:column-width="0.0375in" style:rel-column-width="354*"/>
    </style:style>
    <style:style style:name="Table2.B" style:family="table-column">
      <style:table-column-properties style:column-width="6.85in" style:rel-column-width="64827*"/>
    </style:style>
    <style:style style:name="Table2.1" style:family="table-row">
      <style:table-row-properties style:min-row-height="0.0354in"/>
    </style:style>
    <style:style style:name="Table2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2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2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2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2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2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2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3" style:family="table">
      <style:table-properties style:width="6.925in" style:rel-width="100%" fo:margin-left="0.1785in" table:align="left"/>
    </style:style>
    <style:style style:name="Table3.A" style:family="table-column">
      <style:table-column-properties style:column-width="0.0375in" style:rel-column-width="354*"/>
    </style:style>
    <style:style style:name="Table3.B" style:family="table-column">
      <style:table-column-properties style:column-width="6.85in" style:rel-column-width="64827*"/>
    </style:style>
    <style:style style:name="Table3.1" style:family="table-row">
      <style:table-row-properties style:min-row-height="0.0354in"/>
    </style:style>
    <style:style style:name="Table3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3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3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3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3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3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3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4" style:family="table">
      <style:table-properties style:width="6.925in" style:rel-width="100%" fo:margin-left="0.1785in" table:align="left"/>
    </style:style>
    <style:style style:name="Table4.A" style:family="table-column">
      <style:table-column-properties style:column-width="0.0375in" style:rel-column-width="354*"/>
    </style:style>
    <style:style style:name="Table4.B" style:family="table-column">
      <style:table-column-properties style:column-width="6.85in" style:rel-column-width="64827*"/>
    </style:style>
    <style:style style:name="Table4.1" style:family="table-row">
      <style:table-row-properties style:min-row-height="0.0354in"/>
    </style:style>
    <style:style style:name="Table4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4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4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4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4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4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4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5" style:family="table">
      <style:table-properties style:width="6.925in" style:rel-width="100%" fo:margin-left="0.1785in" table:align="left"/>
    </style:style>
    <style:style style:name="Table5.A" style:family="table-column">
      <style:table-column-properties style:column-width="0.0375in" style:rel-column-width="354*"/>
    </style:style>
    <style:style style:name="Table5.B" style:family="table-column">
      <style:table-column-properties style:column-width="6.85in" style:rel-column-width="64827*"/>
    </style:style>
    <style:style style:name="Table5.1" style:family="table-row">
      <style:table-row-properties style:min-row-height="0.0354in"/>
    </style:style>
    <style:style style:name="Table5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5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5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5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5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5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5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6" style:family="table">
      <style:table-properties style:width="6.925in" style:rel-width="100%" fo:margin-left="0.1785in" table:align="left"/>
    </style:style>
    <style:style style:name="Table6.A" style:family="table-column">
      <style:table-column-properties style:column-width="0.0375in" style:rel-column-width="354*"/>
    </style:style>
    <style:style style:name="Table6.B" style:family="table-column">
      <style:table-column-properties style:column-width="6.85in" style:rel-column-width="64827*"/>
    </style:style>
    <style:style style:name="Table6.1" style:family="table-row">
      <style:table-row-properties style:min-row-height="0.0354in"/>
    </style:style>
    <style:style style:name="Table6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6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6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6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6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6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6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7" style:family="table">
      <style:table-properties style:width="6.925in" style:rel-width="100%" fo:margin-left="0.1785in" table:align="left"/>
    </style:style>
    <style:style style:name="Table7.A" style:family="table-column">
      <style:table-column-properties style:column-width="0.0375in" style:rel-column-width="354*"/>
    </style:style>
    <style:style style:name="Table7.B" style:family="table-column">
      <style:table-column-properties style:column-width="6.85in" style:rel-column-width="64827*"/>
    </style:style>
    <style:style style:name="Table7.1" style:family="table-row">
      <style:table-row-properties style:min-row-height="0.0354in"/>
    </style:style>
    <style:style style:name="Table7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7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7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7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7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7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7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8" style:family="table">
      <style:table-properties style:width="6.925in" style:rel-width="100%" fo:margin-left="0.1785in" table:align="left"/>
    </style:style>
    <style:style style:name="Table8.A" style:family="table-column">
      <style:table-column-properties style:column-width="0.0375in" style:rel-column-width="354*"/>
    </style:style>
    <style:style style:name="Table8.B" style:family="table-column">
      <style:table-column-properties style:column-width="6.85in" style:rel-column-width="64827*"/>
    </style:style>
    <style:style style:name="Table8.1" style:family="table-row">
      <style:table-row-properties style:min-row-height="0.0354in"/>
    </style:style>
    <style:style style:name="Table8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8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8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8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8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8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8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9" style:family="table">
      <style:table-properties style:width="6.925in" style:rel-width="100%" fo:margin-left="0.1785in" table:align="left"/>
    </style:style>
    <style:style style:name="Table9.A" style:family="table-column">
      <style:table-column-properties style:column-width="0.0375in" style:rel-column-width="354*"/>
    </style:style>
    <style:style style:name="Table9.B" style:family="table-column">
      <style:table-column-properties style:column-width="6.85in" style:rel-column-width="64827*"/>
    </style:style>
    <style:style style:name="Table9.1" style:family="table-row">
      <style:table-row-properties style:min-row-height="0.0354in"/>
    </style:style>
    <style:style style:name="Table9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9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9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9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9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9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9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10" style:family="table">
      <style:table-properties style:width="6.925in" style:rel-width="100%" fo:margin-left="0.1785in" table:align="left"/>
    </style:style>
    <style:style style:name="Table10.A" style:family="table-column">
      <style:table-column-properties style:column-width="0.0375in" style:rel-column-width="354*"/>
    </style:style>
    <style:style style:name="Table10.B" style:family="table-column">
      <style:table-column-properties style:column-width="6.85in" style:rel-column-width="64827*"/>
    </style:style>
    <style:style style:name="Table10.1" style:family="table-row">
      <style:table-row-properties style:min-row-height="0.0354in"/>
    </style:style>
    <style:style style:name="Table10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10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10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10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10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10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10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Table11" style:family="table">
      <style:table-properties style:width="4.3924in" fo:margin-left="0.1785in" table:align="left"/>
    </style:style>
    <style:style style:name="Table11.A" style:family="table-column">
      <style:table-column-properties style:column-width="0.0354in"/>
    </style:style>
    <style:style style:name="Table11.B" style:family="table-column">
      <style:table-column-properties style:column-width="4.3215in"/>
    </style:style>
    <style:style style:name="Table11.1" style:family="table-row">
      <style:table-row-properties style:min-row-height="0.0354in"/>
    </style:style>
    <style:style style:name="Table11.A1" style:family="table-cell">
      <style:table-cell-properties style:vertical-align="middle" fo:background-color="transparent" fo:padding="0in" fo:border="none">
        <style:background-image xlink:href="http://forum.mepiscommunity.org/styles/getaway/theme/images/bb_left_top.gif" xlink:type="simple" xlink:actuate="onLoad" style:position="top left" style:repeat="no-repeat"/>
      </style:table-cell-properties>
    </style:style>
    <style:style style:name="Table11.B1" style:family="table-cell">
      <style:table-cell-properties style:vertical-align="middle" fo:background-color="#e4e8ed" fo:padding="0in" fo:border="none">
        <style:background-image xlink:href="http://forum.mepiscommunity.org/styles/getaway/theme/images/bb_top.gif" xlink:type="simple" xlink:actuate="onLoad"/>
      </style:table-cell-properties>
    </style:style>
    <style:style style:name="Table11.C1" style:family="table-cell">
      <style:table-cell-properties style:vertical-align="middle" fo:background-color="transparent" fo:padding="0in" fo:border="none">
        <style:background-image xlink:href="http://forum.mepiscommunity.org/styles/getaway/theme/images/bb_right_top.gif" xlink:type="simple" xlink:actuate="onLoad" style:position="top left" style:repeat="no-repeat"/>
      </style:table-cell-properties>
    </style:style>
    <style:style style:name="Table11.A2" style:family="table-cell">
      <style:table-cell-properties style:vertical-align="middle" fo:background-color="#e4e8ed" fo:padding="0in" fo:border="none">
        <style:background-image/>
      </style:table-cell-properties>
    </style:style>
    <style:style style:name="Table11.A3" style:family="table-cell">
      <style:table-cell-properties style:vertical-align="middle" fo:background-color="transparent" fo:padding="0in" fo:border="none">
        <style:background-image xlink:href="http://forum.mepiscommunity.org/styles/getaway/theme/images/bb_left_bot.gif" xlink:type="simple" xlink:actuate="onLoad" style:position="bottom right" style:repeat="no-repeat"/>
      </style:table-cell-properties>
    </style:style>
    <style:style style:name="Table11.B3" style:family="table-cell">
      <style:table-cell-properties style:vertical-align="middle" fo:background-color="#e4e8ed" fo:padding="0in" fo:border="none">
        <style:background-image xlink:href="http://forum.mepiscommunity.org/styles/getaway/theme/images/bb_bot.gif" xlink:type="simple" xlink:actuate="onLoad"/>
      </style:table-cell-properties>
    </style:style>
    <style:style style:name="Table11.C3" style:family="table-cell">
      <style:table-cell-properties style:vertical-align="middle" fo:background-color="transparent" fo:padding="0in" fo:border="none">
        <style:background-image xlink:href="http://forum.mepiscommunity.org/styles/getaway/theme/images/bb_right_bot.gif" xlink:type="simple" xlink:actuate="onLoad" style:position="bottom right" style:repeat="no-repeat"/>
      </style:table-cell-properties>
    </style:style>
    <style:style style:name="P1" style:family="paragraph" style:parent-style-name="Standard">
      <style:paragraph-properties fo:margin-left="0in" fo:margin-right="0in" fo:margin-top="0in" fo:margin-bottom="0.1965in" loext:contextual-spacing="false" style:line-height-at-least="0.1429in" fo:widows="1" fo:text-indent="0in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Text_20_body" style:list-style-name="L5">
      <style:paragraph-properties fo:margin-top="0in" fo:margin-bottom="0in" loext:contextual-spacing="false" style:line-height-at-least="0.1429in" fo:widows="1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style:line-height-at-least="0.1429in" fo:widows="1" fo:text-indent="0in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1429in" fo:widows="1" fo:text-indent="0in" style:auto-text-indent="fals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style:line-height-at-least="0.1429in" fo:widows="1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loext:contextual-spacing="false" style:line-height-at-least="0.1429in" fo:widows="1" fo:text-indent="0in" style:auto-text-indent="false" fo:padding="0in" fo:border="none"/>
    </style:style>
    <style:style style:name="P8" style:family="paragraph" style:parent-style-name="Text_20_body" style:list-style-name="L4">
      <style:paragraph-properties fo:margin-left="0in" fo:margin-right="0in" fo:margin-top="0in" fo:margin-bottom="0in" loext:contextual-spacing="false" style:line-height-at-least="0.1429in" fo:widows="1" fo:text-indent="0in" style:auto-text-indent="false" fo:padding="0in" fo:border="none"/>
    </style:style>
    <style:style style:name="P9" style:family="paragraph" style:parent-style-name="Text_20_body" style:list-style-name="L5">
      <style:paragraph-properties fo:margin-left="0in" fo:margin-right="0in" fo:margin-top="0in" fo:margin-bottom="0in" loext:contextual-spacing="false" style:line-height-at-least="0.1429in" fo:widows="1" fo:text-indent="0in" style:auto-text-indent="false" fo:padding="0in" fo:border="none"/>
    </style:style>
    <style:style style:name="P10" style:family="paragraph" style:parent-style-name="Text_20_body" style:list-style-name="L6">
      <style:paragraph-properties fo:margin-left="0in" fo:margin-right="0in" fo:margin-top="0in" fo:margin-bottom="0in" loext:contextual-spacing="false" style:line-height-at-least="0.1429in" fo:widows="1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style:line-height-at-least="0.1429in" fo:widows="1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5">
      <style:paragraph-properties fo:margin-left="0in" fo:margin-right="0in" fo:margin-top="0in" fo:margin-bottom="0in" loext:contextual-spacing="false" style:line-height-at-least="0.1429in" fo:widows="1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6">
      <style:paragraph-properties fo:margin-left="0in" fo:margin-right="0in" fo:margin-top="0in" fo:margin-bottom="0in" loext:contextual-spacing="false" style:line-height-at-least="0.1429in" fo:widows="1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5">
      <style:paragraph-properties fo:margin-left="0.1783in" fo:margin-right="0.1783in" fo:margin-top="0in" fo:margin-bottom="0in" loext:contextual-spacing="false" style:line-height-at-least="0.1429in" fo:widows="1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6">
      <style:paragraph-properties fo:margin-left="0.1783in" fo:margin-right="0.1783in" fo:margin-top="0in" fo:margin-bottom="0in" loext:contextual-spacing="false" style:line-height-at-least="0.1429in" fo:widows="1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5">
      <style:paragraph-properties fo:margin-left="0.1783in" fo:margin-right="0.1783in" fo:margin-top="0in" fo:margin-bottom="0in" loext:contextual-spacing="false" style:line-height-at-least="0.1429in" fo:widows="1" fo:text-indent="0in" style:auto-text-indent="false" fo:padding="0in" fo:border="none"/>
      <style:text-properties style:font-name="Liberation Serif" fo:font-size="12pt" style:font-size-asian="12pt" style:font-size-complex="12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325375" style:font-name="Liberation Serif" fo:font-size="12pt" fo:font-weight="bold" style:font-size-asian="12pt" style:font-size-complex="12pt" fo:padding="0in" fo:border="none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373f47" style:font-name="Liberation Serif" fo:font-size="12pt" fo:font-weight="normal" style:font-size-asian="12pt" style:font-size-complex="12pt" fo:padding="0in" fo:border="none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20" style:family="paragraph" style:parent-style-name="Table_20_Contents">
      <style:paragraph-properties fo:margin-top="0in" fo:margin-bottom="0in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000000" style:font-name="Lucida Grande" fo:font-size="7.69999980926514pt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font-size="7.69999980926514pt" fo:letter-spacing="normal" fo:font-style="normal" fo:font-weight="normal" fo:padding="0in" fo:border="none"/>
    </style:style>
    <style:style style:name="T3" style:family="text">
      <style:text-properties fo:font-variant="normal" fo:text-transform="none" fo:color="#000000" fo:font-size="7.69999980926514pt" fo:letter-spacing="normal" fo:font-style="normal" fo:font-weight="normal"/>
    </style:style>
    <style:style style:name="T4" style:family="text">
      <style:text-properties fo:font-variant="normal" fo:text-transform="none" fo:color="#000000" fo:font-size="7.69999980926514pt" fo:letter-spacing="normal" fo:font-style="normal" fo:font-weight="normal" fo:padding="0in" fo:border="none"/>
    </style:style>
    <style:style style:name="T5" style:family="text">
      <style:text-properties fo:font-variant="normal" fo:text-transform="none" fo:color="#000000" style:font-name="Liberation Serif" fo:font-size="7.69999980926514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7.69999980926514pt" fo:letter-spacing="normal" fo:font-style="normal" fo:font-weight="normal" fo:padding="0in" fo:border="none"/>
    </style:style>
    <style:style style:name="T7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fo:padding="0in" fo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in" fo:border="none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 fo:padding="0in" fo:border="none"/>
    </style:style>
    <style:style style:name="T14" style:family="text">
      <style:text-properties fo:font-variant="normal" fo:text-transform="none" fo:color="#394c5f" style:font-name="Lucida Grande" fo:font-size="7.69999980926514pt" fo:letter-spacing="normal" fo:font-style="normal" style:text-underline-style="solid" style:text-underline-width="auto" style:text-underline-color="font-color" fo:font-weight="normal" fo:padding="0in" fo:border="none"/>
    </style:style>
    <style:style style:name="T15" style:family="text">
      <style:text-properties fo:font-variant="normal" fo:text-transform="none" fo:color="#394c5f" fo:font-size="7.69999980926514pt" fo:letter-spacing="normal" fo:font-style="normal" style:text-underline-style="solid" style:text-underline-width="auto" style:text-underline-color="font-color" fo:font-weight="normal" fo:padding="0in" fo:border="none"/>
    </style:style>
    <style:style style:name="T16" style:family="text">
      <style:text-properties fo:font-variant="normal" fo:text-transform="none" fo:color="#394c5f" style:font-name="Liberation Serif" fo:font-size="7.69999980926514pt" fo:letter-spacing="normal" fo:font-style="normal" style:text-underline-style="solid" style:text-underline-width="auto" style:text-underline-color="font-color" fo:font-weight="normal" fo:padding="0in" fo:border="none"/>
    </style:style>
    <style:style style:name="T17" style:family="text">
      <style:text-properties fo:font-variant="normal" fo:text-transform="none" fo:color="#394c5f" style:font-name="Liberation Serif" fo:letter-spacing="normal" fo:font-style="normal" style:text-underline-style="solid" style:text-underline-width="auto" style:text-underline-color="font-color" fo:font-weight="normal" fo:padding="0in" fo:border="none"/>
    </style:style>
    <style:style style:name="T18" style:family="text">
      <style:text-properties fo:font-variant="normal" fo:text-transform="none" fo:color="#394c5f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 fo:padding="0in" fo:border="none"/>
    </style:style>
    <style:style style:name="T19" style:family="text">
      <style:text-properties fo:color="#bf0000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A couple days ago I installed MX-15a1 64bit on one of the partitions on my Win 8.0 machine that can boot in UEFI mode.</text:span><text:line-break/><text:line-break/><text:span text:style-name="T11">Here's some notes I took at the time (and some are from what I recalled later), I hope I got everything.</text:span><text:line-break/><text:line-break/><text:span text:style-name="T11">====================================================================================================================================</text:span><text:line-break/><text:line-break/><text:line-break/><text:span text:style-name="T11">1) In the LiveUSB session, before running minstall, I installed grub-efi-amd64. This also caused efibootmgr, grub-efi-amd64-bin &amp; libefivar0 to be installed.</text:span></text:p>
      <text:list xml:id="list3274108274745662360" text:style-name="L1">
        <text:list-header>
          <text:p text:style-name="P6"><text:span text:style-name="T9">The grub-pc, mx-bootrepair and mx-apps packages were removed<text:line-break/>-- grub-efi-amd64 conflicts with grub-pc, so grub-pc gets removed<text:line-break/>-- mx-bootrepair has a dependency for grub-pc so it gets removed<text:line-break/>-- mx-apps has a dependency for mx-bootrepair so it also gets removed<text:line-break/></text:span><text:span text:style-name="Emphasis"><text:span text:style-name="T10">(maybe mx-bootrepair's grub-pc dependency could be changed to: 'grub-pc | grub-efi-amd64')</text:span></text:span></text:p>
        </text:list-header>
      </text:list>
      <text:p text:style-name="P4"><text:line-break/><text:line-break/><text:span text:style-name="T11">2) Also installed gdisk.</text:span><text:line-break/><text:line-break/><text:line-break/><text:span text:style-name="T11">3) Installed MX-15 with minstall. Skipped the grub install step while running minstall. I installed grub afterward. </text:span></text:p>
      <text:list xml:id="list3262980677223921945" text:style-name="L2">
        <text:list-header>
          <text:p text:style-name="P11">-- I installed to a single partition (sda10) with all the /home user account stuff also on it<text:line-break/>-- while running the MX-15 installer (minstall), I didn't install grub to MBR, I didn't install grub to root, I didn't install grub period<text:line-break/>-- when minstall was done I exited the installer (but declined the offer to reboot)</text:p>
        </text:list-header>
      </text:list>
      <text:p text:style-name="P4"><text:line-break/><text:line-break/><text:span text:style-name="T11">4) Ran sgdisk (which was installed with the gdisk package) to find which partition is the EFI system partition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9"><draw:frame draw:style-name="fr1" draw:name="Image1" text:anchor-type="as-char" svg:width="0.0354in" svg:height="0.0354in" draw:z-index="0"><draw:image xlink:href="Pictures/10000200000000010000000141262AAD.gif" xlink:type="simple" xlink:show="embed" xlink:actuate="onLoad"/></draw:frame></text:p>
          </table:table-cell>
          <table:table-cell table:style-name="Table1.B1" office:value-type="string">
            <text:p text:style-name="P19"><draw:frame draw:style-name="fr1" draw:name="Image2" text:anchor-type="as-char" svg:width="0.0354in" svg:height="0.0354in" draw:z-index="1"><draw:image xlink:href="Pictures/10000200000000010000000141262AAD.gif" xlink:type="simple" xlink:show="embed" xlink:actuate="onLoad"/></draw:frame></text:p>
          </table:table-cell>
          <table:table-cell table:style-name="Table1.C1" office:value-type="string">
            <text:p text:style-name="P19"><draw:frame draw:style-name="fr1" draw:name="Image3" text:anchor-type="as-char" svg:width="0.0354in" svg:height="0.0354in" draw:z-index="2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9"><draw:frame draw:style-name="fr1" draw:name="Image4" text:anchor-type="as-char" svg:width="0.0272in" svg:height="0.0354in" draw:z-index="3"><draw:image xlink:href="Pictures/10000200000000010000000141262AAD.gif" xlink:type="simple" xlink:show="embed" xlink:actuate="onLoad"/></draw:frame></text:p>
          </table:table-cell>
          <table:table-cell table:style-name="Table1.A2" office:value-type="string">
            <text:p text:style-name="P17">Code:</text:p>
            <text:p text:style-name="P18">$ sudo sgdisk -p /dev/sda<text:line-break/>Disk /dev/sda: 976773168 sectors, 465.8 GiB<text:line-break/>Logical sector size: 512 bytes<text:line-break/>Disk identifier (GUID): E28A3BDC-678F-48DC-BBD1-826E37A6DA88<text:line-break/>Partition table holds up to 128 entries<text:line-break/>First usable sector is 34, last usable sector is 976773134<text:line-break/>Partitions will be aligned on 2048-sector boundaries<text:line-break/>Total free space is 480995309 sectors (229.4 GiB)<text:line-break/><text:line-break/>Number  Start (sector)    End (sector)  Size       Code  Name<text:line-break/>   1            2048          821247   400.0 MiB   2700  Basic data partition<text:line-break/>   2          821248         1435647   300.0 MiB   EF00  EFI system partition<text:line-break/>   3         1435648         1697791   128.0 MiB   0C01  Microsoft reserved part<text:line-break/>   4         1697792       206497791   97.7 GiB    0700  Basic data partition<text:line-break/><text:soft-page-break/>   5       942688256       976773119   16.3 GiB    2700  Basic data partition<text:line-break/>   6       206497792       223799295   8.2 GiB     8200  <text:line-break/>   7       223799296       265742335   20.0 GiB    8300  <text:line-break/>   8       265742336       307685375   20.0 GiB    8300  <text:line-break/>   9       307685376       349628415   20.0 GiB    8300  <text:line-break/>  10       349628416       370599935   10.0 GiB    8300  <text:line-break/>  11       370599936       391571455   10.0 GiB    8300  <text:line-break/>  12       391571456       412542975   10.0 GiB    8300  Jessie<text:line-break/>  13       412542976       422782975   4.9 GiB     0700  <text:line-break/>  14       422782976       430974975   3.9 GiB     0700  <text:line-break/>  15       430974976       441214975   4.9 GiB     0700  <text:line-break/>  16       441214976       451454975   4.9 GiB     8300  <text:line-break/>  17       451454976       461694975   4.9 GiB     0700</text:p>
          </table:table-cell>
          <table:table-cell table:style-name="Table1.A2" office:value-type="string">
            <text:p text:style-name="P19"><draw:frame draw:style-name="fr1" draw:name="Image5" text:anchor-type="as-char" svg:width="0.0272in" svg:height="0.0354in" draw:z-index="4"><draw:image xlink:href="Pictures/10000200000000010000000141262AAD.gif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19"><draw:frame draw:style-name="fr1" draw:name="Image6" text:anchor-type="as-char" svg:width="0.0354in" svg:height="0.0354in" draw:z-index="5"><draw:image xlink:href="Pictures/10000200000000010000000141262AAD.gif" xlink:type="simple" xlink:show="embed" xlink:actuate="onLoad"/></draw:frame></text:p>
          </table:table-cell>
          <table:table-cell table:style-name="Table1.B3" office:value-type="string">
            <text:p text:style-name="P19"><draw:frame draw:style-name="fr1" draw:name="Image7" text:anchor-type="as-char" svg:width="0.0354in" svg:height="0.0354in" draw:z-index="6"><draw:image xlink:href="Pictures/10000200000000010000000141262AAD.gif" xlink:type="simple" xlink:show="embed" xlink:actuate="onLoad"/></draw:frame></text:p>
          </table:table-cell>
          <table:table-cell table:style-name="Table1.C3" office:value-type="string">
            <text:p text:style-name="P20"><draw:frame draw:style-name="fr1" draw:name="Image8" text:anchor-type="as-char" svg:width="0.0354in" svg:height="0.0354in" draw:z-index="7"><draw:image xlink:href="Pictures/10000200000000010000000141262AAD.gif" xlink:type="simple" xlink:show="embed" xlink:actuate="onLoad"/></draw:frame></text:p>
          </table:table-cell>
        </table:table-row>
      </table:table>
      <text:list xml:id="list1296829222494853832" text:style-name="L3">
        <text:list-header>
          <text:p text:style-name="P7"><text:span text:style-name="T9">In my case it's the sda2 partition, the one with the "EF00" code and named "EFI system partition".<text:line-break/>If your system has more than one harddrive you might need to run the sgdisk -p /dev/sd</text:span><text:span text:style-name="Emphasis"><text:span text:style-name="T10">x</text:span></text:span><text:span text:style-name="T9"> command for each drive to find the ESP.</text:span></text:p>
        </text:list-header>
      </text:list>
      <text:p text:style-name="P5"><text:span text:style-name="T21"><text:line-break/><text:line-break/></text:span><text:span text:style-name="T9">5) There might be better instructions for installing grub (EFI/UEFI grub), but I roughly followed the instructions here: </text:span><text:a xlink:type="simple" xlink:href="https://wiki.debian.org/GrubEFIReinstall#Reinstalling_grub-efi_on_your_hard_drive" text:style-name="Internet_20_link" text:visited-style-name="Visited_20_Internet_20_Link"><text:span text:style-name="T18">https://wiki.debian.org/GrubEFIReinstall#Reinstalling_grub-efi_on_your_hard_drive</text:span></text:a></text:p>
      <text:list xml:id="list2681797386774123888" text:style-name="L4">
        <text:list-header>
          <text:p text:style-name="P8"><text:span text:style-name="T9">and the Ubuntu 'via ChRoot' instructions it links to here: </text:span><text:a xlink:type="simple" xlink:href="https://help.ubuntu.com/community/Grub2/Installing#via_ChRoot" text:style-name="Internet_20_link" text:visited-style-name="Visited_20_Internet_20_Link"><text:span text:style-name="T18">https://help.ubuntu.com/community/Grub2/Installing#via_ChRoot</text:span></text:a></text:p>
        </text:list-header>
      </text:list>
      <text:p text:style-name="P2"/>
      <text:list xml:id="list1400038747207583175" text:style-name="L5">
        <text:list-header>
          <text:p text:style-name="P12">a) Mounted the partition with my MX-15a1 install (/dev/sda10) on /mnt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19"><draw:frame draw:style-name="fr1" draw:name="Image9" text:anchor-type="as-char" svg:width="0.0354in" svg:height="0.0354in" draw:z-index="8"><draw:image xlink:href="Pictures/10000200000000010000000141262AAD.gif" xlink:type="simple" xlink:show="embed" xlink:actuate="onLoad"/></draw:frame></text:p>
          </table:table-cell>
          <table:table-cell table:style-name="Table2.B1" office:value-type="string">
            <text:p text:style-name="P19"><draw:frame draw:style-name="fr1" draw:name="Image10" text:anchor-type="as-char" svg:width="0.0354in" svg:height="0.0354in" draw:z-index="9"><draw:image xlink:href="Pictures/10000200000000010000000141262AAD.gif" xlink:type="simple" xlink:show="embed" xlink:actuate="onLoad"/></draw:frame></text:p>
          </table:table-cell>
          <table:table-cell table:style-name="Table2.C1" office:value-type="string">
            <text:p text:style-name="P19"><draw:frame draw:style-name="fr1" draw:name="Image11" text:anchor-type="as-char" svg:width="0.0354in" svg:height="0.0354in" draw:z-index="10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9"><draw:frame draw:style-name="fr1" draw:name="Image12" text:anchor-type="as-char" svg:width="0.0272in" svg:height="0.0354in" draw:z-index="11"><draw:image xlink:href="Pictures/10000200000000010000000141262AAD.gif" xlink:type="simple" xlink:show="embed" xlink:actuate="onLoad"/></draw:frame></text:p>
          </table:table-cell>
          <table:table-cell table:style-name="Table2.A2" office:value-type="string">
            <text:p text:style-name="P17">Code:</text:p>
            <text:p text:style-name="P18">sudo mount /dev/sda10 /mnt</text:p>
          </table:table-cell>
          <table:table-cell table:style-name="Table2.A2" office:value-type="string">
            <text:p text:style-name="P19"><draw:frame draw:style-name="fr1" draw:name="Image13" text:anchor-type="as-char" svg:width="0.0272in" svg:height="0.0354in" draw:z-index="12"><draw:image xlink:href="Pictures/10000200000000010000000141262AAD.gif" xlink:type="simple" xlink:show="embed" xlink:actuate="onLoad"/></draw:frame></text:p>
          </table:table-cell>
        </table:table-row>
        <table:table-row table:style-name="Table2.1">
          <table:table-cell table:style-name="Table2.A3" office:value-type="string">
            <text:p text:style-name="P19"><draw:frame draw:style-name="fr1" draw:name="Image14" text:anchor-type="as-char" svg:width="0.0354in" svg:height="0.0354in" draw:z-index="13"><draw:image xlink:href="Pictures/10000200000000010000000141262AAD.gif" xlink:type="simple" xlink:show="embed" xlink:actuate="onLoad"/></draw:frame></text:p>
          </table:table-cell>
          <table:table-cell table:style-name="Table2.B3" office:value-type="string">
            <text:p text:style-name="P19"><draw:frame draw:style-name="fr1" draw:name="Image15" text:anchor-type="as-char" svg:width="0.0354in" svg:height="0.0354in" draw:z-index="14"><draw:image xlink:href="Pictures/10000200000000010000000141262AAD.gif" xlink:type="simple" xlink:show="embed" xlink:actuate="onLoad"/></draw:frame></text:p>
          </table:table-cell>
          <table:table-cell table:style-name="Table2.C3" office:value-type="string">
            <text:p text:style-name="P20"><draw:frame draw:style-name="fr1" draw:name="Image16" text:anchor-type="as-char" svg:width="0.0354in" svg:height="0.0354in" draw:z-index="15"><draw:image xlink:href="Pictures/10000200000000010000000141262AAD.gif" xlink:type="simple" xlink:show="embed" xlink:actuate="onLoad"/></draw:frame></text:p>
          </table:table-cell>
        </table:table-row>
      </table:table>
      <text:list xml:id="list153461476492904" text:continue-numbering="true" text:style-name="L5">
        <text:list-item>
          <text:list>
            <text:list-header>
              <text:p text:style-name="P12">Change the "/dev/sda10" part accordingly, to whatever partition you've installed MX-15a1 to</text:p>
            </text:list-header>
          </text:list>
          <text:p text:style-name="P3"><text:line-break/><text:line-break/>b) Created a /boot/efi folder on the MX-15a1 install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row table:style-name="Table3.1">
          <table:table-cell table:style-name="Table3.A1" office:value-type="string">
            <text:p text:style-name="P19"><draw:frame draw:style-name="fr1" draw:name="Image17" text:anchor-type="as-char" svg:width="0.0354in" svg:height="0.0354in" draw:z-index="16"><draw:image xlink:href="Pictures/10000200000000010000000141262AAD.gif" xlink:type="simple" xlink:show="embed" xlink:actuate="onLoad"/></draw:frame></text:p>
          </table:table-cell>
          <table:table-cell table:style-name="Table3.B1" office:value-type="string">
            <text:p text:style-name="P19"><draw:frame draw:style-name="fr1" draw:name="Image18" text:anchor-type="as-char" svg:width="0.0354in" svg:height="0.0354in" draw:z-index="17"><draw:image xlink:href="Pictures/10000200000000010000000141262AAD.gif" xlink:type="simple" xlink:show="embed" xlink:actuate="onLoad"/></draw:frame></text:p>
          </table:table-cell>
          <table:table-cell table:style-name="Table3.C1" office:value-type="string">
            <text:p text:style-name="P19"><draw:frame draw:style-name="fr1" draw:name="Image19" text:anchor-type="as-char" svg:width="0.0354in" svg:height="0.0354in" draw:z-index="18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9"><draw:frame draw:style-name="fr1" draw:name="Image20" text:anchor-type="as-char" svg:width="0.0272in" svg:height="0.0354in" draw:z-index="19"><draw:image xlink:href="Pictures/10000200000000010000000141262AAD.gif" xlink:type="simple" xlink:show="embed" xlink:actuate="onLoad"/></draw:frame></text:p>
          </table:table-cell>
          <table:table-cell table:style-name="Table3.A2" office:value-type="string">
            <text:p text:style-name="P17">Code:</text:p>
            <text:p text:style-name="P18">sudo mkdir /mnt/boot/efi</text:p>
          </table:table-cell>
          <table:table-cell table:style-name="Table3.A2" office:value-type="string">
            <text:p text:style-name="P19"><draw:frame draw:style-name="fr1" draw:name="Image21" text:anchor-type="as-char" svg:width="0.0272in" svg:height="0.0354in" draw:z-index="20"><draw:image xlink:href="Pictures/10000200000000010000000141262AAD.gif" xlink:type="simple" xlink:show="embed" xlink:actuate="onLoad"/></draw:frame></text:p>
          </table:table-cell>
        </table:table-row>
        <table:table-row table:style-name="Table3.1">
          <table:table-cell table:style-name="Table3.A3" office:value-type="string">
            <text:p text:style-name="P19"><draw:frame draw:style-name="fr1" draw:name="Image22" text:anchor-type="as-char" svg:width="0.0354in" svg:height="0.0354in" draw:z-index="21"><draw:image xlink:href="Pictures/10000200000000010000000141262AAD.gif" xlink:type="simple" xlink:show="embed" xlink:actuate="onLoad"/></draw:frame></text:p>
          </table:table-cell>
          <table:table-cell table:style-name="Table3.B3" office:value-type="string">
            <text:p text:style-name="P19"><draw:frame draw:style-name="fr1" draw:name="Image23" text:anchor-type="as-char" svg:width="0.0354in" svg:height="0.0354in" draw:z-index="22"><draw:image xlink:href="Pictures/10000200000000010000000141262AAD.gif" xlink:type="simple" xlink:show="embed" xlink:actuate="onLoad"/></draw:frame></text:p>
          </table:table-cell>
          <table:table-cell table:style-name="Table3.C3" office:value-type="string">
            <text:p text:style-name="P20"><draw:frame draw:style-name="fr1" draw:name="Image24" text:anchor-type="as-char" svg:width="0.0354in" svg:height="0.0354in" draw:z-index="23"><draw:image xlink:href="Pictures/10000200000000010000000141262AAD.gif" xlink:type="simple" xlink:show="embed" xlink:actuate="onLoad"/></draw:frame></text:p>
          </table:table-cell>
        </table:table-row>
      </table:table>
      <text:list xml:id="list153460593161115" text:continue-numbering="true" text:style-name="L5">
        <text:list-header>
          <text:p text:style-name="P14"><text:line-break/><text:line-break/>c) Mounted the partition that I found to be the "EFI system partition" in step 4, in my case the /dev/sda2 partition, on /mnt/boot/efi</text:p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A"/>
        <table:table-row table:style-name="Table4.1">
          <table:table-cell table:style-name="Table4.A1" office:value-type="string">
            <text:p text:style-name="P19"><draw:frame draw:style-name="fr1" draw:name="Image25" text:anchor-type="as-char" svg:width="0.0354in" svg:height="0.0354in" draw:z-index="24"><draw:image xlink:href="Pictures/10000200000000010000000141262AAD.gif" xlink:type="simple" xlink:show="embed" xlink:actuate="onLoad"/></draw:frame></text:p>
          </table:table-cell>
          <table:table-cell table:style-name="Table4.B1" office:value-type="string">
            <text:p text:style-name="P19"><draw:frame draw:style-name="fr1" draw:name="Image26" text:anchor-type="as-char" svg:width="0.0354in" svg:height="0.0354in" draw:z-index="25"><draw:image xlink:href="Pictures/10000200000000010000000141262AAD.gif" xlink:type="simple" xlink:show="embed" xlink:actuate="onLoad"/></draw:frame></text:p>
          </table:table-cell>
          <table:table-cell table:style-name="Table4.C1" office:value-type="string">
            <text:p text:style-name="P19"><draw:frame draw:style-name="fr1" draw:name="Image27" text:anchor-type="as-char" svg:width="0.0354in" svg:height="0.0354in" draw:z-index="26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9"><draw:frame draw:style-name="fr1" draw:name="Image28" text:anchor-type="as-char" svg:width="0.0272in" svg:height="0.0354in" draw:z-index="27"><draw:image xlink:href="Pictures/10000200000000010000000141262AAD.gif" xlink:type="simple" xlink:show="embed" xlink:actuate="onLoad"/></draw:frame></text:p>
          </table:table-cell>
          <table:table-cell table:style-name="Table4.A2" office:value-type="string">
            <text:p text:style-name="P17">Code:</text:p>
            <text:p text:style-name="P18">sudo mount /dev/sda2 /mnt/boot/efi</text:p>
          </table:table-cell>
          <table:table-cell table:style-name="Table4.A2" office:value-type="string">
            <text:p text:style-name="P19"><draw:frame draw:style-name="fr1" draw:name="Image29" text:anchor-type="as-char" svg:width="0.0272in" svg:height="0.0354in" draw:z-index="28"><draw:image xlink:href="Pictures/10000200000000010000000141262AAD.gif" xlink:type="simple" xlink:show="embed" xlink:actuate="onLoad"/></draw:frame></text:p>
          </table:table-cell>
        </table:table-row>
        <table:table-row table:style-name="Table4.1">
          <table:table-cell table:style-name="Table4.A3" office:value-type="string">
            <text:p text:style-name="P19"><draw:frame draw:style-name="fr1" draw:name="Image30" text:anchor-type="as-char" svg:width="0.0354in" svg:height="0.0354in" draw:z-index="29"><draw:image xlink:href="Pictures/10000200000000010000000141262AAD.gif" xlink:type="simple" xlink:show="embed" xlink:actuate="onLoad"/></draw:frame></text:p>
          </table:table-cell>
          <table:table-cell table:style-name="Table4.B3" office:value-type="string">
            <text:p text:style-name="P19"><draw:frame draw:style-name="fr1" draw:name="Image31" text:anchor-type="as-char" svg:width="0.0354in" svg:height="0.0354in" draw:z-index="30"><draw:image xlink:href="Pictures/10000200000000010000000141262AAD.gif" xlink:type="simple" xlink:show="embed" xlink:actuate="onLoad"/></draw:frame></text:p>
          </table:table-cell>
          <table:table-cell table:style-name="Table4.C3" office:value-type="string">
            <text:p text:style-name="P20"><draw:frame draw:style-name="fr1" draw:name="Image32" text:anchor-type="as-char" svg:width="0.0354in" svg:height="0.0354in" draw:z-index="31"><draw:image xlink:href="Pictures/10000200000000010000000141262AAD.gif" xlink:type="simple" xlink:show="embed" xlink:actuate="onLoad"/></draw:frame></text:p>
          </table:table-cell>
        </table:table-row>
      </table:table>
      <text:list xml:id="list153460080400108" text:continue-numbering="true" text:style-name="L5">
        <text:list-item>
          <text:list>
            <text:list-header>
              <text:p text:style-name="P12">Change the "/dev/sda2" part to whatever you found to be the 'EFI system partition' in step 4</text:p>
            </text:list-header>
          </text:list>
          <text:p text:style-name="P9"><text:span text:style-name="T9"><text:line-break/><text:line-break/>d) Mounted what they called the "</text:span><text:span text:style-name="Emphasis"><text:span text:style-name="T10">critical virtual filesystems</text:span></text:span><text:span text:style-name="T9">" in the Ubuntu link </text:span><text:span text:style-name="Emphasis"><text:span text:style-name="T10">(step 10 in the 'via ChRoot' part of that guide)</text:span>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/>
        <table:table-row table:style-name="Table5.1">
          <table:table-cell table:style-name="Table5.A1" office:value-type="string">
            <text:p text:style-name="P19"><draw:frame draw:style-name="fr1" draw:name="Image33" text:anchor-type="as-char" svg:width="0.0354in" svg:height="0.0354in" draw:z-index="32"><draw:image xlink:href="Pictures/10000200000000010000000141262AAD.gif" xlink:type="simple" xlink:show="embed" xlink:actuate="onLoad"/></draw:frame></text:p>
          </table:table-cell>
          <table:table-cell table:style-name="Table5.B1" office:value-type="string">
            <text:p text:style-name="P19"><draw:frame draw:style-name="fr1" draw:name="Image34" text:anchor-type="as-char" svg:width="0.0354in" svg:height="0.0354in" draw:z-index="33"><draw:image xlink:href="Pictures/10000200000000010000000141262AAD.gif" xlink:type="simple" xlink:show="embed" xlink:actuate="onLoad"/></draw:frame></text:p>
          </table:table-cell>
          <table:table-cell table:style-name="Table5.C1" office:value-type="string">
            <text:p text:style-name="P19"><draw:frame draw:style-name="fr1" draw:name="Image35" text:anchor-type="as-char" svg:width="0.0354in" svg:height="0.0354in" draw:z-index="34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9"><draw:frame draw:style-name="fr1" draw:name="Image36" text:anchor-type="as-char" svg:width="0.0272in" svg:height="0.0354in" draw:z-index="35"><draw:image xlink:href="Pictures/10000200000000010000000141262AAD.gif" xlink:type="simple" xlink:show="embed" xlink:actuate="onLoad"/></draw:frame></text:p>
          </table:table-cell>
          <table:table-cell table:style-name="Table5.A2" office:value-type="string">
            <text:p text:style-name="P17">Code:</text:p>
            <text:p text:style-name="P18">for i in /dev /dev/pts /proc /sys /run; do sudo mount -B $i /mnt$i; done</text:p>
          </table:table-cell>
          <table:table-cell table:style-name="Table5.A2" office:value-type="string">
            <text:p text:style-name="P19"><draw:frame draw:style-name="fr1" draw:name="Image37" text:anchor-type="as-char" svg:width="0.0272in" svg:height="0.0354in" draw:z-index="36"><draw:image xlink:href="Pictures/10000200000000010000000141262AAD.gif" xlink:type="simple" xlink:show="embed" xlink:actuate="onLoad"/></draw:frame></text:p>
          </table:table-cell>
        </table:table-row>
        <table:table-row table:style-name="Table5.1">
          <table:table-cell table:style-name="Table5.A3" office:value-type="string">
            <text:p text:style-name="P19"><draw:frame draw:style-name="fr1" draw:name="Image38" text:anchor-type="as-char" svg:width="0.0354in" svg:height="0.0354in" draw:z-index="37"><draw:image xlink:href="Pictures/10000200000000010000000141262AAD.gif" xlink:type="simple" xlink:show="embed" xlink:actuate="onLoad"/></draw:frame></text:p>
          </table:table-cell>
          <table:table-cell table:style-name="Table5.B3" office:value-type="string">
            <text:p text:style-name="P19"><draw:frame draw:style-name="fr1" draw:name="Image39" text:anchor-type="as-char" svg:width="0.0354in" svg:height="0.0354in" draw:z-index="38"><draw:image xlink:href="Pictures/10000200000000010000000141262AAD.gif" xlink:type="simple" xlink:show="embed" xlink:actuate="onLoad"/></draw:frame></text:p>
          </table:table-cell>
          <table:table-cell table:style-name="Table5.C3" office:value-type="string">
            <text:p text:style-name="P20"><draw:frame draw:style-name="fr1" draw:name="Image40" text:anchor-type="as-char" svg:width="0.0354in" svg:height="0.0354in" draw:z-index="39"><draw:image xlink:href="Pictures/10000200000000010000000141262AAD.gif" xlink:type="simple" xlink:show="embed" xlink:actuate="onLoad"/></draw:frame></text:p>
          </table:table-cell>
        </table:table-row>
      </table:table>
      <text:list xml:id="list153461655764465" text:continue-numbering="true" text:style-name="L5">
        <text:list-header>
          <text:p text:style-name="P9"><text:span text:style-name="T9"><text:line-break/></text:span><text:soft-page-break/><text:span text:style-name="T9"><text:line-break/>e) Chrooted in to the MX-15a1 install </text:span><text:span text:style-name="Emphasis"><text:span text:style-name="T10">(step 11 in the 'via ChRoot' part of the Ubuntu guide)</text:span></text:span></text:p>
        </text:list-header>
      </text:list>
      <table:table table:name="Table6" table:style-name="Table6">
        <table:table-column table:style-name="Table6.A"/>
        <table:table-column table:style-name="Table6.B"/>
        <table:table-column table:style-name="Table6.A"/>
        <table:table-row table:style-name="Table6.1">
          <table:table-cell table:style-name="Table6.A1" office:value-type="string">
            <text:p text:style-name="P19"><draw:frame draw:style-name="fr1" draw:name="Image41" text:anchor-type="as-char" svg:width="0.0354in" svg:height="0.0354in" draw:z-index="40"><draw:image xlink:href="Pictures/10000200000000010000000141262AAD.gif" xlink:type="simple" xlink:show="embed" xlink:actuate="onLoad"/></draw:frame></text:p>
          </table:table-cell>
          <table:table-cell table:style-name="Table6.B1" office:value-type="string">
            <text:p text:style-name="P19"><draw:frame draw:style-name="fr1" draw:name="Image42" text:anchor-type="as-char" svg:width="0.0354in" svg:height="0.0354in" draw:z-index="41"><draw:image xlink:href="Pictures/10000200000000010000000141262AAD.gif" xlink:type="simple" xlink:show="embed" xlink:actuate="onLoad"/></draw:frame></text:p>
          </table:table-cell>
          <table:table-cell table:style-name="Table6.C1" office:value-type="string">
            <text:p text:style-name="P19"><draw:frame draw:style-name="fr1" draw:name="Image43" text:anchor-type="as-char" svg:width="0.0354in" svg:height="0.0354in" draw:z-index="42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9"><draw:frame draw:style-name="fr1" draw:name="Image44" text:anchor-type="as-char" svg:width="0.0272in" svg:height="0.0354in" draw:z-index="43"><draw:image xlink:href="Pictures/10000200000000010000000141262AAD.gif" xlink:type="simple" xlink:show="embed" xlink:actuate="onLoad"/></draw:frame></text:p>
          </table:table-cell>
          <table:table-cell table:style-name="Table6.A2" office:value-type="string">
            <text:p text:style-name="P17">Code:</text:p>
            <text:p text:style-name="P18">sudo chroot /mnt</text:p>
          </table:table-cell>
          <table:table-cell table:style-name="Table6.A2" office:value-type="string">
            <text:p text:style-name="P19"><draw:frame draw:style-name="fr1" draw:name="Image45" text:anchor-type="as-char" svg:width="0.0272in" svg:height="0.0354in" draw:z-index="44"><draw:image xlink:href="Pictures/10000200000000010000000141262AAD.gif" xlink:type="simple" xlink:show="embed" xlink:actuate="onLoad"/></draw:frame></text:p>
          </table:table-cell>
        </table:table-row>
        <table:table-row table:style-name="Table6.1">
          <table:table-cell table:style-name="Table6.A3" office:value-type="string">
            <text:p text:style-name="P19"><draw:frame draw:style-name="fr1" draw:name="Image46" text:anchor-type="as-char" svg:width="0.0354in" svg:height="0.0354in" draw:z-index="45"><draw:image xlink:href="Pictures/10000200000000010000000141262AAD.gif" xlink:type="simple" xlink:show="embed" xlink:actuate="onLoad"/></draw:frame></text:p>
          </table:table-cell>
          <table:table-cell table:style-name="Table6.B3" office:value-type="string">
            <text:p text:style-name="P19"><draw:frame draw:style-name="fr1" draw:name="Image47" text:anchor-type="as-char" svg:width="0.0354in" svg:height="0.0354in" draw:z-index="46"><draw:image xlink:href="Pictures/10000200000000010000000141262AAD.gif" xlink:type="simple" xlink:show="embed" xlink:actuate="onLoad"/></draw:frame></text:p>
          </table:table-cell>
          <table:table-cell table:style-name="Table6.C3" office:value-type="string">
            <text:p text:style-name="P20"><draw:frame draw:style-name="fr1" draw:name="Image48" text:anchor-type="as-char" svg:width="0.0354in" svg:height="0.0354in" draw:z-index="47"><draw:image xlink:href="Pictures/10000200000000010000000141262AAD.gif" xlink:type="simple" xlink:show="embed" xlink:actuate="onLoad"/></draw:frame></text:p>
          </table:table-cell>
        </table:table-row>
      </table:table>
      <text:list xml:id="list153501220729332" text:continue-numbering="true" text:style-name="L5">
        <text:list-header>
          <text:p text:style-name="P9"><text:span text:style-name="T9"><text:line-break/><text:line-break/>f) Installed grub </text:span><text:span text:style-name="Emphasis"><text:span text:style-name="T10">(step 12 in the 'via ChRoot' part of the Ubuntu guide)</text:span></text:span></text:p>
        </text:list-header>
      </text:list>
      <table:table table:name="Table7" table:style-name="Table7">
        <table:table-column table:style-name="Table7.A"/>
        <table:table-column table:style-name="Table7.B"/>
        <table:table-column table:style-name="Table7.A"/>
        <table:table-row table:style-name="Table7.1">
          <table:table-cell table:style-name="Table7.A1" office:value-type="string">
            <text:p text:style-name="P19"><draw:frame draw:style-name="fr1" draw:name="Image49" text:anchor-type="as-char" svg:width="0.0354in" svg:height="0.0354in" draw:z-index="48"><draw:image xlink:href="Pictures/10000200000000010000000141262AAD.gif" xlink:type="simple" xlink:show="embed" xlink:actuate="onLoad"/></draw:frame></text:p>
          </table:table-cell>
          <table:table-cell table:style-name="Table7.B1" office:value-type="string">
            <text:p text:style-name="P19"><draw:frame draw:style-name="fr1" draw:name="Image50" text:anchor-type="as-char" svg:width="0.0354in" svg:height="0.0354in" draw:z-index="49"><draw:image xlink:href="Pictures/10000200000000010000000141262AAD.gif" xlink:type="simple" xlink:show="embed" xlink:actuate="onLoad"/></draw:frame></text:p>
          </table:table-cell>
          <table:table-cell table:style-name="Table7.C1" office:value-type="string">
            <text:p text:style-name="P19"><draw:frame draw:style-name="fr1" draw:name="Image51" text:anchor-type="as-char" svg:width="0.0354in" svg:height="0.0354in" draw:z-index="50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19"><draw:frame draw:style-name="fr1" draw:name="Image52" text:anchor-type="as-char" svg:width="0.0272in" svg:height="0.0354in" draw:z-index="51"><draw:image xlink:href="Pictures/10000200000000010000000141262AAD.gif" xlink:type="simple" xlink:show="embed" xlink:actuate="onLoad"/></draw:frame></text:p>
          </table:table-cell>
          <table:table-cell table:style-name="Table7.A2" office:value-type="string">
            <text:p text:style-name="P17">Code:</text:p>
            <text:p text:style-name="P18">grub-install --bootloader-id=MX-15 /dev/sda</text:p>
          </table:table-cell>
          <table:table-cell table:style-name="Table7.A2" office:value-type="string">
            <text:p text:style-name="P19"><draw:frame draw:style-name="fr1" draw:name="Image53" text:anchor-type="as-char" svg:width="0.0272in" svg:height="0.0354in" draw:z-index="52"><draw:image xlink:href="Pictures/10000200000000010000000141262AAD.gif" xlink:type="simple" xlink:show="embed" xlink:actuate="onLoad"/></draw:frame></text:p>
          </table:table-cell>
        </table:table-row>
        <table:table-row table:style-name="Table7.1">
          <table:table-cell table:style-name="Table7.A3" office:value-type="string">
            <text:p text:style-name="P19"><draw:frame draw:style-name="fr1" draw:name="Image54" text:anchor-type="as-char" svg:width="0.0354in" svg:height="0.0354in" draw:z-index="53"><draw:image xlink:href="Pictures/10000200000000010000000141262AAD.gif" xlink:type="simple" xlink:show="embed" xlink:actuate="onLoad"/></draw:frame></text:p>
          </table:table-cell>
          <table:table-cell table:style-name="Table7.B3" office:value-type="string">
            <text:p text:style-name="P19"><draw:frame draw:style-name="fr1" draw:name="Image55" text:anchor-type="as-char" svg:width="0.0354in" svg:height="0.0354in" draw:z-index="54"><draw:image xlink:href="Pictures/10000200000000010000000141262AAD.gif" xlink:type="simple" xlink:show="embed" xlink:actuate="onLoad"/></draw:frame></text:p>
          </table:table-cell>
          <table:table-cell table:style-name="Table7.C3" office:value-type="string">
            <text:p text:style-name="P20"><draw:frame draw:style-name="fr1" draw:name="Image56" text:anchor-type="as-char" svg:width="0.0354in" svg:height="0.0354in" draw:z-index="55"><draw:image xlink:href="Pictures/10000200000000010000000141262AAD.gif" xlink:type="simple" xlink:show="embed" xlink:actuate="onLoad"/></draw:frame></text:p>
          </table:table-cell>
        </table:table-row>
      </table:table>
      <text:list xml:id="list153501331675107" text:continue-numbering="true" text:style-name="L5">
        <text:list-item>
          <text:list>
            <text:list-header>
              <text:p text:style-name="P9"><text:span text:style-name="T9">Change the "/dev/sda" accordingly if your MX-15 install is on a different drive (sdb, sdc, etc.)<text:line-break/>Using the "</text:span><text:span text:style-name="Emphasis"><text:span text:style-name="T10">--bootloader-id=MX-15</text:span></text:span><text:span text:style-name="T9">" is optional, I used it so that a 'MX-15' identifier shows up as a selection in the EFI firmware settings menus. If you don't include it I think it will show up as 'debian'.</text:span></text:p>
            </text:list-header>
          </text:list>
          <text:p text:style-name="P9"><text:span text:style-name="T9"><text:line-break/><text:line-break/>g) Update grub to create the GRUB 2 menu file, /boot/grub/grub.cfg. </text:span><text:span text:style-name="Emphasis"><text:span text:style-name="T10">(step 13 in the 'via ChRoot' part of the Ubuntu guide)</text:span>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A"/>
        <table:table-row table:style-name="Table8.1">
          <table:table-cell table:style-name="Table8.A1" office:value-type="string">
            <text:p text:style-name="P19"><draw:frame draw:style-name="fr1" draw:name="Image57" text:anchor-type="as-char" svg:width="0.0354in" svg:height="0.0354in" draw:z-index="56"><draw:image xlink:href="Pictures/10000200000000010000000141262AAD.gif" xlink:type="simple" xlink:show="embed" xlink:actuate="onLoad"/></draw:frame></text:p>
          </table:table-cell>
          <table:table-cell table:style-name="Table8.B1" office:value-type="string">
            <text:p text:style-name="P19"><draw:frame draw:style-name="fr1" draw:name="Image58" text:anchor-type="as-char" svg:width="0.0354in" svg:height="0.0354in" draw:z-index="57"><draw:image xlink:href="Pictures/10000200000000010000000141262AAD.gif" xlink:type="simple" xlink:show="embed" xlink:actuate="onLoad"/></draw:frame></text:p>
          </table:table-cell>
          <table:table-cell table:style-name="Table8.C1" office:value-type="string">
            <text:p text:style-name="P19"><draw:frame draw:style-name="fr1" draw:name="Image59" text:anchor-type="as-char" svg:width="0.0354in" svg:height="0.0354in" draw:z-index="58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19"><draw:frame draw:style-name="fr1" draw:name="Image60" text:anchor-type="as-char" svg:width="0.0272in" svg:height="0.0354in" draw:z-index="59"><draw:image xlink:href="Pictures/10000200000000010000000141262AAD.gif" xlink:type="simple" xlink:show="embed" xlink:actuate="onLoad"/></draw:frame></text:p>
          </table:table-cell>
          <table:table-cell table:style-name="Table8.A2" office:value-type="string">
            <text:p text:style-name="P17">Code:</text:p>
            <text:p text:style-name="P18">update-grub</text:p>
          </table:table-cell>
          <table:table-cell table:style-name="Table8.A2" office:value-type="string">
            <text:p text:style-name="P19"><draw:frame draw:style-name="fr1" draw:name="Image61" text:anchor-type="as-char" svg:width="0.0272in" svg:height="0.0354in" draw:z-index="60"><draw:image xlink:href="Pictures/10000200000000010000000141262AAD.gif" xlink:type="simple" xlink:show="embed" xlink:actuate="onLoad"/></draw:frame></text:p>
          </table:table-cell>
        </table:table-row>
        <table:table-row table:style-name="Table8.1">
          <table:table-cell table:style-name="Table8.A3" office:value-type="string">
            <text:p text:style-name="P19"><draw:frame draw:style-name="fr1" draw:name="Image62" text:anchor-type="as-char" svg:width="0.0354in" svg:height="0.0354in" draw:z-index="61"><draw:image xlink:href="Pictures/10000200000000010000000141262AAD.gif" xlink:type="simple" xlink:show="embed" xlink:actuate="onLoad"/></draw:frame></text:p>
          </table:table-cell>
          <table:table-cell table:style-name="Table8.B3" office:value-type="string">
            <text:p text:style-name="P19"><draw:frame draw:style-name="fr1" draw:name="Image63" text:anchor-type="as-char" svg:width="0.0354in" svg:height="0.0354in" draw:z-index="62"><draw:image xlink:href="Pictures/10000200000000010000000141262AAD.gif" xlink:type="simple" xlink:show="embed" xlink:actuate="onLoad"/></draw:frame></text:p>
          </table:table-cell>
          <table:table-cell table:style-name="Table8.C3" office:value-type="string">
            <text:p text:style-name="P20"><draw:frame draw:style-name="fr1" draw:name="Image64" text:anchor-type="as-char" svg:width="0.0354in" svg:height="0.0354in" draw:z-index="63"><draw:image xlink:href="Pictures/10000200000000010000000141262AAD.gif" xlink:type="simple" xlink:show="embed" xlink:actuate="onLoad"/></draw:frame></text:p>
          </table:table-cell>
        </table:table-row>
      </table:table>
      <text:list xml:id="list153500069392337" text:continue-numbering="true" text:style-name="L5">
        <text:list-header>
          <text:p text:style-name="P9"><text:span text:style-name="T9"><text:line-break/><text:line-break/>h) Exit chroot </text:span><text:span text:style-name="Emphasis"><text:span text:style-name="T10">(step 14 in the 'via ChRoot' part of the Ubuntu guide)</text:span></text:span></text:p>
        </text:list-header>
      </text:list>
      <table:table table:name="Table9" table:style-name="Table9">
        <table:table-column table:style-name="Table9.A"/>
        <table:table-column table:style-name="Table9.B"/>
        <table:table-column table:style-name="Table9.A"/>
        <table:table-row table:style-name="Table9.1">
          <table:table-cell table:style-name="Table9.A1" office:value-type="string">
            <text:p text:style-name="P19"><draw:frame draw:style-name="fr1" draw:name="Image65" text:anchor-type="as-char" svg:width="0.0354in" svg:height="0.0354in" draw:z-index="64"><draw:image xlink:href="Pictures/10000200000000010000000141262AAD.gif" xlink:type="simple" xlink:show="embed" xlink:actuate="onLoad"/></draw:frame></text:p>
          </table:table-cell>
          <table:table-cell table:style-name="Table9.B1" office:value-type="string">
            <text:p text:style-name="P19"><draw:frame draw:style-name="fr1" draw:name="Image66" text:anchor-type="as-char" svg:width="0.0354in" svg:height="0.0354in" draw:z-index="65"><draw:image xlink:href="Pictures/10000200000000010000000141262AAD.gif" xlink:type="simple" xlink:show="embed" xlink:actuate="onLoad"/></draw:frame></text:p>
          </table:table-cell>
          <table:table-cell table:style-name="Table9.C1" office:value-type="string">
            <text:p text:style-name="P19"><draw:frame draw:style-name="fr1" draw:name="Image67" text:anchor-type="as-char" svg:width="0.0354in" svg:height="0.0354in" draw:z-index="66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19"><draw:frame draw:style-name="fr1" draw:name="Image68" text:anchor-type="as-char" svg:width="0.0272in" svg:height="0.0354in" draw:z-index="67"><draw:image xlink:href="Pictures/10000200000000010000000141262AAD.gif" xlink:type="simple" xlink:show="embed" xlink:actuate="onLoad"/></draw:frame></text:p>
          </table:table-cell>
          <table:table-cell table:style-name="Table9.A2" office:value-type="string">
            <text:p text:style-name="P17">Code:</text:p>
            <text:p text:style-name="P18">exit<text:line-break/>#Or press &lt;Ctrl&gt;&lt;D&gt;</text:p>
          </table:table-cell>
          <table:table-cell table:style-name="Table9.A2" office:value-type="string">
            <text:p text:style-name="P19"><draw:frame draw:style-name="fr1" draw:name="Image69" text:anchor-type="as-char" svg:width="0.0272in" svg:height="0.0354in" draw:z-index="68"><draw:image xlink:href="Pictures/10000200000000010000000141262AAD.gif" xlink:type="simple" xlink:show="embed" xlink:actuate="onLoad"/></draw:frame></text:p>
          </table:table-cell>
        </table:table-row>
        <table:table-row table:style-name="Table9.1">
          <table:table-cell table:style-name="Table9.A3" office:value-type="string">
            <text:p text:style-name="P19"><draw:frame draw:style-name="fr1" draw:name="Image70" text:anchor-type="as-char" svg:width="0.0354in" svg:height="0.0354in" draw:z-index="69"><draw:image xlink:href="Pictures/10000200000000010000000141262AAD.gif" xlink:type="simple" xlink:show="embed" xlink:actuate="onLoad"/></draw:frame></text:p>
          </table:table-cell>
          <table:table-cell table:style-name="Table9.B3" office:value-type="string">
            <text:p text:style-name="P19"><draw:frame draw:style-name="fr1" draw:name="Image71" text:anchor-type="as-char" svg:width="0.0354in" svg:height="0.0354in" draw:z-index="70"><draw:image xlink:href="Pictures/10000200000000010000000141262AAD.gif" xlink:type="simple" xlink:show="embed" xlink:actuate="onLoad"/></draw:frame></text:p>
          </table:table-cell>
          <table:table-cell table:style-name="Table9.C3" office:value-type="string">
            <text:p text:style-name="P20"><draw:frame draw:style-name="fr1" draw:name="Image72" text:anchor-type="as-char" svg:width="0.0354in" svg:height="0.0354in" draw:z-index="71"><draw:image xlink:href="Pictures/10000200000000010000000141262AAD.gif" xlink:type="simple" xlink:show="embed" xlink:actuate="onLoad"/></draw:frame></text:p>
          </table:table-cell>
        </table:table-row>
      </table:table>
      <text:list xml:id="list153500402553470" text:continue-numbering="true" text:style-name="L5">
        <text:list-header>
          <text:p text:style-name="P16"/>
        </text:list-header>
      </text:list>
      <text:p text:style-name="P4"><text:line-break/><text:span text:style-name="T11">6) Edit (as root) the /mnt/etc/fstab file and add a line to it to automatically mount the EFI system partition during bootup.</text:span></text:p>
      <text:list xml:id="list4869635719112231349" text:style-name="L6">
        <text:list-header>
          <text:p text:style-name="P13">This is what I added:</text:p>
        </text:list-header>
      </text:list>
      <table:table table:name="Table10" table:style-name="Table10">
        <table:table-column table:style-name="Table10.A"/>
        <table:table-column table:style-name="Table10.B"/>
        <table:table-column table:style-name="Table10.A"/>
        <table:table-row table:style-name="Table10.1">
          <table:table-cell table:style-name="Table10.A1" office:value-type="string">
            <text:p text:style-name="P19"><draw:frame draw:style-name="fr1" draw:name="Image73" text:anchor-type="as-char" svg:width="0.0354in" svg:height="0.0354in" draw:z-index="72"><draw:image xlink:href="Pictures/10000200000000010000000141262AAD.gif" xlink:type="simple" xlink:show="embed" xlink:actuate="onLoad"/></draw:frame></text:p>
          </table:table-cell>
          <table:table-cell table:style-name="Table10.B1" office:value-type="string">
            <text:p text:style-name="P19"><draw:frame draw:style-name="fr1" draw:name="Image74" text:anchor-type="as-char" svg:width="0.0354in" svg:height="0.0354in" draw:z-index="73"><draw:image xlink:href="Pictures/10000200000000010000000141262AAD.gif" xlink:type="simple" xlink:show="embed" xlink:actuate="onLoad"/></draw:frame></text:p>
          </table:table-cell>
          <table:table-cell table:style-name="Table10.C1" office:value-type="string">
            <text:p text:style-name="P19"><draw:frame draw:style-name="fr1" draw:name="Image75" text:anchor-type="as-char" svg:width="0.0354in" svg:height="0.0354in" draw:z-index="74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19"><draw:frame draw:style-name="fr1" draw:name="Image76" text:anchor-type="as-char" svg:width="0.0272in" svg:height="0.0354in" draw:z-index="75"><draw:image xlink:href="Pictures/10000200000000010000000141262AAD.gif" xlink:type="simple" xlink:show="embed" xlink:actuate="onLoad"/></draw:frame></text:p>
          </table:table-cell>
          <table:table-cell table:style-name="Table10.A2" office:value-type="string">
            <text:p text:style-name="P17">Code:</text:p>
            <text:p text:style-name="P18"># /boot/efi was on /dev/sda2 during installation<text:line-break/>UUID=880F-4F9A  /boot/efi       vfat    umask=0077      0       1</text:p>
          </table:table-cell>
          <table:table-cell table:style-name="Table10.A2" office:value-type="string">
            <text:p text:style-name="P19"><draw:frame draw:style-name="fr1" draw:name="Image77" text:anchor-type="as-char" svg:width="0.0272in" svg:height="0.0354in" draw:z-index="76"><draw:image xlink:href="Pictures/10000200000000010000000141262AAD.gif" xlink:type="simple" xlink:show="embed" xlink:actuate="onLoad"/></draw:frame></text:p>
          </table:table-cell>
        </table:table-row>
        <table:table-row table:style-name="Table10.1">
          <table:table-cell table:style-name="Table10.A3" office:value-type="string">
            <text:p text:style-name="P19"><draw:frame draw:style-name="fr1" draw:name="Image78" text:anchor-type="as-char" svg:width="0.0354in" svg:height="0.0354in" draw:z-index="77"><draw:image xlink:href="Pictures/10000200000000010000000141262AAD.gif" xlink:type="simple" xlink:show="embed" xlink:actuate="onLoad"/></draw:frame></text:p>
          </table:table-cell>
          <table:table-cell table:style-name="Table10.B3" office:value-type="string">
            <text:p text:style-name="P19"><draw:frame draw:style-name="fr1" draw:name="Image79" text:anchor-type="as-char" svg:width="0.0354in" svg:height="0.0354in" draw:z-index="78"><draw:image xlink:href="Pictures/10000200000000010000000141262AAD.gif" xlink:type="simple" xlink:show="embed" xlink:actuate="onLoad"/></draw:frame></text:p>
          </table:table-cell>
          <table:table-cell table:style-name="Table10.C3" office:value-type="string">
            <text:p text:style-name="P20"><draw:frame draw:style-name="fr1" draw:name="Image80" text:anchor-type="as-char" svg:width="0.0354in" svg:height="0.0354in" draw:z-index="79"><draw:image xlink:href="Pictures/10000200000000010000000141262AAD.gif" xlink:type="simple" xlink:show="embed" xlink:actuate="onLoad"/></draw:frame></text:p>
          </table:table-cell>
        </table:table-row>
      </table:table>
      <text:list xml:id="list153500924402941" text:continue-numbering="true" text:style-name="L6">
        <text:list-header>
          <text:p text:style-name="P15"><text:line-break/>I found the sda2's UUID by using the blkid command:</text:p>
        </text:list-header>
      </text:list>
      <table:table table:name="Table11" table:style-name="Table11">
        <table:table-column table:style-name="Table11.A"/>
        <table:table-column table:style-name="Table11.B"/>
        <table:table-column table:style-name="Table11.A"/>
        <table:table-row table:style-name="Table11.1">
          <table:table-cell table:style-name="Table11.A1" office:value-type="string">
            <text:p text:style-name="P19"><draw:frame draw:style-name="fr1" draw:name="Image81" text:anchor-type="as-char" svg:width="0.0354in" svg:height="0.0354in" draw:z-index="80"><draw:image xlink:href="Pictures/10000200000000010000000141262AAD.gif" xlink:type="simple" xlink:show="embed" xlink:actuate="onLoad"/></draw:frame></text:p>
          </table:table-cell>
          <table:table-cell table:style-name="Table11.B1" office:value-type="string">
            <text:p text:style-name="P19"><draw:frame draw:style-name="fr1" draw:name="Image82" text:anchor-type="as-char" svg:width="0.0354in" svg:height="0.0354in" draw:z-index="81"><draw:image xlink:href="Pictures/10000200000000010000000141262AAD.gif" xlink:type="simple" xlink:show="embed" xlink:actuate="onLoad"/></draw:frame></text:p>
          </table:table-cell>
          <table:table-cell table:style-name="Table11.C1" office:value-type="string">
            <text:p text:style-name="P19"><draw:frame draw:style-name="fr1" draw:name="Image83" text:anchor-type="as-char" svg:width="0.0354in" svg:height="0.0354in" draw:z-index="82"><draw:image xlink:href="Pictures/10000200000000010000000141262AAD.gif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19"><draw:frame draw:style-name="fr1" draw:name="Image84" text:anchor-type="as-char" svg:width="0.0272in" svg:height="0.0354in" draw:z-index="83"><draw:image xlink:href="Pictures/10000200000000010000000141262AAD.gif" xlink:type="simple" xlink:show="embed" xlink:actuate="onLoad"/></draw:frame></text:p>
          </table:table-cell>
          <table:table-cell table:style-name="Table11.A2" office:value-type="string">
            <text:p text:style-name="P17">Quote:</text:p>
            <text:p text:style-name="P18">$ sudo blkid /dev/sda2<text:line-break/>/dev/sda2: LABEL="ESP" UUID="<text:span text:style-name="T19">880F-4F9A</text:span>" TYPE="vfat"</text:p>
          </table:table-cell>
          <table:table-cell table:style-name="Table11.A2" office:value-type="string">
            <text:p text:style-name="P19"><draw:frame draw:style-name="fr1" draw:name="Image85" text:anchor-type="as-char" svg:width="0.0272in" svg:height="0.0354in" draw:z-index="84"><draw:image xlink:href="Pictures/10000200000000010000000141262AAD.gif" xlink:type="simple" xlink:show="embed" xlink:actuate="onLoad"/></draw:frame></text:p>
          </table:table-cell>
        </table:table-row>
        <table:table-row table:style-name="Table11.1">
          <table:table-cell table:style-name="Table11.A3" office:value-type="string">
            <text:p text:style-name="P19"><draw:frame draw:style-name="fr1" draw:name="Image86" text:anchor-type="as-char" svg:width="0.0354in" svg:height="0.0354in" draw:z-index="85"><draw:image xlink:href="Pictures/10000200000000010000000141262AAD.gif" xlink:type="simple" xlink:show="embed" xlink:actuate="onLoad"/></draw:frame></text:p>
          </table:table-cell>
          <table:table-cell table:style-name="Table11.B3" office:value-type="string">
            <text:p text:style-name="P19"><draw:frame draw:style-name="fr1" draw:name="Image87" text:anchor-type="as-char" svg:width="0.0354in" svg:height="0.0354in" draw:z-index="86"><draw:image xlink:href="Pictures/10000200000000010000000141262AAD.gif" xlink:type="simple" xlink:show="embed" xlink:actuate="onLoad"/></draw:frame></text:p>
          </table:table-cell>
          <table:table-cell table:style-name="Table11.C3" office:value-type="string">
            <text:p text:style-name="P20"><draw:frame draw:style-name="fr1" draw:name="Image88" text:anchor-type="as-char" svg:width="0.0354in" svg:height="0.0354in" draw:z-index="87"><draw:image xlink:href="Pictures/10000200000000010000000141262AAD.gif" xlink:type="simple" xlink:show="embed" xlink:actuate="onLoad"/></draw:frame></text:p>
          </table:table-cell>
        </table:table-row>
      </table:table>
      <text:list xml:id="list153501123173441" text:continue-numbering="true" text:style-name="L6">
        <text:list-header>
          <text:p text:style-name="P10"><text:span text:style-name="T9"><text:line-break/>-- </text:span><text:span text:style-name="Emphasis"><text:span text:style-name="T10">change the "sda2" to what you found was the EFI system partition in step 4</text:span></text:span></text:p>
        </text:list-header>
      </text:list>
      <text:p text:style-name="P4"><text:line-break/><text:line-break/><text:span text:style-name="T11">7) Reboot.</text:span><text:line-break/><text:line-break/><text:line-break/><text:span text:style-name="T11">After you reboot you might need to go into the EFI/UEFI firmware settings menus (what we used to call the BIOS) and select the MX-15 partition.</text:span><text:line-break/><text:soft-page-break/><text:span text:style-name="T11">On my machine you press the 'Delete' key to enter the EFI/UEFI firmware settings, but other machines might use a different ke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Verdana, Helvetica, Arial, sans-serif"/>
    <style:font-face style:name="Monaco" svg:font-family="Monaco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5:34:59.871988490</dc:date>
    <meta:editing-duration>PT2M3S</meta:editing-duration>
    <meta:editing-cycles>2</meta:editing-cycles>
    <meta:generator>LibreOffice/4.3.3.2$Linux_x86 LibreOffice_project/430m0$Build-2</meta:generator>
    <meta:document-statistic meta:table-count="11" meta:image-count="88" meta:object-count="0" meta:page-count="4" meta:paragraph-count="135" meta:word-count="876" meta:character-count="5829" meta:non-whitespace-character-count="4572"/>
  </office:meta>
</office:document-meta>
</file>